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8080" draw:auto-grow-height="false" fo:min-height="0.749cm" fo:min-width="0.499cm" fo:wrap-option="no-wrap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cm" fo:min-width="0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7.5cm" svg:height="2.5cm" draw:transform="rotate (1.5707963267946) translate (16.5cm 53cm)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5.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8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50.5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40.5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35.5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7cm" svg:y="38cm">
          <text:p text:style-name="P1"><text:span text:style-name="T1">Reli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17cm" svg:height="19.5cm" svg:x="6cm" svg:y="34.5cm">
          <text:p text:style-name="P3"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17.5cm" svg:height="2.5cm" draw:transform="rotate (1.5707963267946) translate (19.5cm 53cm)">
          <text:p text:style-name="P1"><text:span text:style-name="T1">SLA 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7cm" svg:height="3.5cm" svg:x="12.539cm" svg:y="54cm">
          <draw:text-box>
            <text:p text:style-name="P3"><text:span text:style-name="T1">Nodo 1</text:span></text:p>
          </draw:text-box>
        </draw:frame>
        <draw:frame draw:style-name="gr4" draw:text-style-name="P4" draw:layer="layout" svg:width="3.47cm" svg:height="3.5cm" svg:x="35.043cm" svg:y="54cm">
          <draw:text-box>
            <text:p text:style-name="P3"><text:span text:style-name="T1">Nodo 2</text:span></text:p>
          </draw:text-box>
        </draw:frame>
        <draw:frame draw:style-name="gr4" draw:text-style-name="P4" draw:layer="layout" svg:width="3.47cm" svg:height="3.5cm" svg:x="57cm" svg:y="54cm">
          <draw:text-box>
            <text:p text:style-name="P3"><text:span text:style-name="T1">Nodo 3</text:span></text:p>
          </draw:text-box>
        </draw:frame>
        <draw:custom-shape draw:style-name="gr5" draw:text-style-name="P2" draw:layer="layout" svg:width="4cm" svg:height="2.5cm" svg:x="12.5cm" svg:y="3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5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3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3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12.5cm" svg:y="4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2" draw:layer="layout" svg:width="17.5cm" svg:height="2.5cm" draw:transform="rotate (1.5707963267946) translate (38.5cm 53cm)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5.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8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50.5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40.5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35.5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29cm" svg:y="38cm">
          <text:p text:style-name="P1"><text:span text:style-name="T1">Reli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17cm" svg:height="19.5cm" svg:x="28cm" svg:y="34.5cm">
          <text:p text:style-name="P3"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4cm" svg:height="2.5cm" svg:x="34.5cm" svg:y="3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5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3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3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34.5cm" svg:y="4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2" draw:layer="layout" svg:width="17.5cm" svg:height="2.5cm" draw:transform="rotate (1.5707963267946) translate (60.5cm 53cm)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5.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8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50.5cm">
          <text:p text:style-name="P1"><text:span text:style-name="T1">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40.5cm">
          <text:p text:style-name="P1"><text:span text:style-name="T1">La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35.5cm">
          <text:p text:style-name="P1"><text:span text:style-name="T1">ReqInter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51cm" svg:y="38cm">
          <text:p text:style-name="P1"><text:span text:style-name="T1">Reli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17cm" svg:height="19.5cm" svg:x="50cm" svg:y="34.5cm">
          <text:p text:style-name="P3"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30.95100257881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4cm" svg:height="2.5cm" svg:x="56.5cm" svg:y="3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5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3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3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5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8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56.5cm" svg:y="40.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id="id1" draw:layer="layout" svg:width="9cm" svg:height="1.5cm" svg:x="10.5cm" svg:y="5.5cm">
          <text:p text:style-name="P1"><text:span text:style-name="T1">&lt;index1, Hashtabl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9cm" svg:height="1.5cm" svg:x="10.5cm" svg:y="7cm">
          <text:p text:style-name="P1"><text:span text:style-name="T1">&lt;index2, Hashtabl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9cm" svg:height="1.5cm" svg:x="10.5cm" svg:y="8.5cm">
          <text:p text:style-name="P1"><text:span text:style-name="T1">&lt;index3, Hashtabl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9cm" svg:height="1.5cm" svg:x="10.5cm" svg:y="10cm">
          <text:p text:style-name="P1"><text:span text:style-name="T1">&lt;index4, Hashtabl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8cm" svg:height="1.5cm" svg:x="24cm" svg:y="5.4cm">
          <text:p text:style-name="P1"><text:span text:style-name="T1">&lt;type1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8cm" svg:height="1.5cm" svg:x="24cm" svg:y="6.9cm">
          <text:p text:style-name="P1"><text:span text:style-name="T1">&lt;type2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id="id2" draw:layer="layout" svg:width="8cm" svg:height="1.5cm" svg:x="24cm" svg:y="8.4cm">
          <text:p text:style-name="P1"><text:span text:style-name="T1">&lt;type3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8cm" svg:height="1.5cm" svg:x="24cm" svg:y="9.9cm">
          <text:p text:style-name="P1"><text:span text:style-name="T1">&lt;type4, Queue&gt;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6" draw:text-style-name="P5" draw:layer="layout" svg:x1="19.5cm" svg:y1="6.25cm" svg:x2="24cm" svg:y2="9.15cm" draw:start-shape="id1" draw:start-glue-point="1" draw:end-shape="id2" draw:end-glue-point="3">
          <text:p text:style-name="P3"/>
        </draw:connector>
        <draw:custom-shape draw:style-name="gr5" draw:text-style-name="P2" draw:id="id3" draw:layer="layout" svg:width="1.5cm" svg:height="3cm" svg:x="37cm" svg:y="5.5cm">
          <text:p text:style-name="P1"><text:span text:style-name="T1">v1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1.5cm" svg:height="3cm" svg:x="38.5cm" svg:y="5.5cm">
          <text:p text:style-name="P1"><text:span text:style-name="T1">v2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1.5cm" svg:height="3cm" svg:x="40cm" svg:y="5.5cm">
          <text:p text:style-name="P1"><text:span text:style-name="T1">v3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3cm" svg:height="3cm" svg:x="41.5cm" svg:y="5.5cm">
          <text:p text:style-name="P1"><text:span text:style-name="T1">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1.5cm" svg:height="3cm" svg:x="44.5cm" svg:y="5.5cm">
          <text:p text:style-name="P1"><text:span text:style-name="T1">vn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7" draw:text-style-name="P4" draw:layer="layout" svg:width="7.5cm" svg:height="1.5cm" svg:x="38.2cm" svg:y="4cm">
          <draw:text-box>
            <text:p text:style-name="P3"><text:span text:style-name="T1">Queue&lt;type3&gt;</text:span></text:p>
          </draw:text-box>
        </draw:frame>
        <draw:connector draw:style-name="gr6" draw:text-style-name="P5" draw:layer="layout" svg:x1="32cm" svg:y1="9.15cm" svg:x2="37cm" svg:y2="7cm" draw:start-shape="id2" draw:start-glue-point="1" draw:end-shape="id3" draw:end-glue-point="3">
          <text:p text:style-name="P3"/>
        </draw:connector>
        <draw:line draw:style-name="gr6" draw:text-style-name="P5" draw:layer="layout" svg:x1="9cm" svg:y1="6.3cm" svg:x2="10.5cm" svg:y2="6.3cm">
          <text:p text:style-name="P3"/>
        </draw:line>
        <draw:line draw:style-name="gr8" draw:text-style-name="P5" draw:layer="layout" svg:x1="9cm" svg:y1="4.3cm" svg:x2="9cm" svg:y2="6.3cm">
          <text:p text:style-name="P3"/>
        </draw:line>
        <draw:frame draw:style-name="gr7" draw:text-style-name="P4" draw:layer="layout" svg:width="8.5cm" svg:height="1.5cm" svg:x="13.5cm" svg:y="4cm">
          <draw:text-box>
            <text:p text:style-name="P3"><text:span text:style-name="T1">Dsm</text:span></text:p>
          </draw:text-box>
        </draw:frame>
        <draw:frame draw:style-name="gr7" draw:text-style-name="P4" draw:layer="layout" svg:width="8.5cm" svg:height="1.5cm" svg:x="24cm" svg:y="4cm">
          <draw:text-box>
            <text:p text:style-name="P3"><text:span text:style-name="T1">Hashtable&lt;index1&gt;</text:span></text:p>
          </draw:text-box>
        </draw:frame>
        <draw:frame draw:style-name="gr7" draw:text-style-name="P4" draw:layer="layout" svg:width="8.5cm" svg:height="1.5cm" svg:x="4.5cm" svg:y="2.5cm">
          <draw:text-box>
            <text:p text:style-name="P3"><text:span text:style-name="T1">IN &lt;index1, type3&gt;</text:span></text:p>
          </draw:text-box>
        </draw:frame>
        <draw:line draw:style-name="gr6" draw:text-style-name="P5" draw:layer="layout" svg:x1="37.8cm" svg:y1="10.5cm" svg:x2="39.3cm" svg:y2="10.5cm">
          <text:p text:style-name="P3"/>
        </draw:line>
        <draw:line draw:style-name="gr8" draw:text-style-name="P5" draw:layer="layout" svg:x1="37.8cm" svg:y1="8.5cm" svg:x2="37.8cm" svg:y2="10.5cm">
          <text:p text:style-name="P3"/>
        </draw:line>
        <draw:frame draw:style-name="gr7" draw:text-style-name="P4" draw:layer="layout" svg:width="3.124cm" svg:height="1.5cm" svg:x="39.476cm" svg:y="9.868cm">
          <draw:text-box>
            <text:p text:style-name="P3"><text:span text:style-name="T1">&lt;v1&gt;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5.5cm" svg:height="2.5cm" svg:x="2cm" svg:y="35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8.5cm" svg:y="35cm"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cm" svg:height="2.5cm" svg:x="15cm" svg:y="35cm">
          <text:p text:style-name="P1"><text:span text:style-name="T1">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2.5cm" svg:x="33cm" svg:y="3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28cm" svg:y="3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2" draw:layer="layout" svg:width="4cm" svg:height="2.5cm" svg:x="22.5cm" svg:y="35cm">
          <text:p text:style-name="P1"><text:span text:style-name="T1">RM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2" draw:layer="layout" svg:width="7cm" svg:height="2.5cm" svg:x="38.5cm" svg:y="35cm">
          <text:p text:style-name="P1"><text:span text:style-name="T1">Contex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cm" svg:height="2.5cm" svg:x="48cm" svg:y="35cm">
          <text:p text:style-name="P1"><text:span text:style-name="T1">SLA 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24.5cm" svg:y1="37.5cm" svg:x2="24.5cm" svg:y2="48.5cm">
          <text:p text:style-name="P3"/>
        </draw:line>
        <draw:line draw:style-name="gr8" draw:text-style-name="P5" draw:layer="layout" svg:x1="42cm" svg:y1="37.5cm" svg:x2="42cm" svg:y2="48.5cm">
          <text:p text:style-name="P3"/>
        </draw:line>
        <draw:line draw:style-name="gr8" draw:text-style-name="P5" draw:layer="layout" svg:x1="11.5cm" svg:y1="37.5cm" svg:x2="11.5cm" svg:y2="48.5cm">
          <text:p text:style-name="P3"/>
        </draw:line>
        <draw:line draw:style-name="gr8" draw:text-style-name="P5" draw:layer="layout" svg:x1="35cm" svg:y1="37.5cm" svg:x2="35cm" svg:y2="48.5cm">
          <text:p text:style-name="P3"/>
        </draw:line>
        <draw:line draw:style-name="gr8" draw:text-style-name="P5" draw:layer="layout" svg:x1="30cm" svg:y1="37.5cm" svg:x2="30cm" svg:y2="48.5cm">
          <text:p text:style-name="P3"/>
        </draw:line>
        <draw:line draw:style-name="gr8" draw:text-style-name="P5" draw:layer="layout" svg:x1="18cm" svg:y1="37.5cm" svg:x2="18cm" svg:y2="48.5cm">
          <text:p text:style-name="P3"/>
        </draw:line>
        <draw:line draw:style-name="gr8" draw:text-style-name="P5" draw:layer="layout" svg:x1="51.5cm" svg:y1="37.5cm" svg:x2="51.5cm" svg:y2="48.5cm">
          <text:p text:style-name="P3"/>
        </draw:line>
        <draw:line draw:style-name="gr8" draw:text-style-name="P5" draw:layer="layout" svg:x1="4.5cm" svg:y1="37.5cm" svg:x2="4.5cm" svg:y2="48.5cm">
          <text:p text:style-name="P3"/>
        </draw:line>
        <draw:line draw:style-name="gr6" draw:text-style-name="P5" draw:layer="layout" svg:x1="4.5cm" svg:y1="39.5cm" svg:x2="24.5cm" svg:y2="39.5cm">
          <text:p text:style-name="P3"/>
        </draw:line>
        <draw:line draw:style-name="gr6" draw:text-style-name="P5" draw:layer="layout" svg:x1="11.5cm" svg:y1="41.5cm" svg:x2="30cm" svg:y2="41.5cm">
          <text:p text:style-name="P3"/>
        </draw:line>
        <draw:line draw:style-name="gr6" draw:text-style-name="P5" draw:layer="layout" svg:x1="18cm" svg:y1="43.5cm" svg:x2="35cm" svg:y2="43.5cm">
          <text:p text:style-name="P3"/>
        </draw:line>
        <draw:line draw:style-name="gr6" draw:text-style-name="P5" draw:layer="layout" svg:x1="24.5cm" svg:y1="40cm" svg:x2="42cm" svg:y2="40cm">
          <text:p text:style-name="P3"/>
        </draw:line>
        <draw:line draw:style-name="gr6" draw:text-style-name="P5" draw:layer="layout" svg:x1="30cm" svg:y1="42.5cm" svg:x2="42cm" svg:y2="42.5cm">
          <text:p text:style-name="P3"/>
        </draw:line>
        <draw:line draw:style-name="gr6" draw:text-style-name="P5" draw:layer="layout" svg:x1="35cm" svg:y1="45cm" svg:x2="42cm" svg:y2="45cm">
          <text:p text:style-name="P3"/>
        </draw:line>
        <draw:line draw:style-name="gr6" draw:text-style-name="P5" draw:layer="layout" svg:x1="42cm" svg:y1="46.5cm" svg:x2="51.5cm" svg:y2="46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venger</meta:initial-creator>
    <meta:creation-date>2008-08-10T18:54:16</meta:creation-date>
    <dc:creator>lorenzo</dc:creator>
    <dc:date>2008-09-20T17:38:18</dc:date>
    <meta:editing-cycles>12</meta:editing-cycles>
    <meta:editing-duration>PT2H8M50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